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officeooo:rsid="00158f1b" officeooo:paragraph-rsid="00158f1b"/>
    </style:style>
    <style:style style:name="P2" style:family="paragraph" style:parent-style-name="Standard">
      <style:paragraph-properties fo:line-height="150%"/>
      <style:text-properties officeooo:rsid="0016a7c2" officeooo:paragraph-rsid="0016a7c2"/>
    </style:style>
    <style:style style:name="P3" style:family="paragraph" style:parent-style-name="Standard">
      <style:paragraph-properties fo:line-height="150%"/>
      <style:text-properties officeooo:rsid="00178919" officeooo:paragraph-rsid="00178919"/>
    </style:style>
    <style:style style:name="P4" style:family="paragraph" style:parent-style-name="Standard">
      <style:paragraph-properties fo:line-height="150%" fo:break-before="column"/>
      <style:text-properties officeooo:rsid="0016a7c2" officeooo:paragraph-rsid="0016a7c2"/>
    </style:style>
    <style:style style:name="P5" style:family="paragraph" style:parent-style-name="Standard">
      <style:paragraph-properties fo:line-height="150%" fo:break-before="page"/>
      <style:text-properties officeooo:rsid="0016a7c2" officeooo:paragraph-rsid="0016a7c2"/>
    </style:style>
    <style:style style:name="P6" style:family="paragraph" style:parent-style-name="Standard">
      <style:paragraph-properties fo:line-height="150%" fo:break-before="page"/>
      <style:text-properties officeooo:rsid="00178919" officeooo:paragraph-rsid="00178919"/>
    </style:style>
    <style:style style:name="T1" style:family="text">
      <style:text-properties officeooo:rsid="0016a7c2"/>
    </style:style>
    <style:style style:name="T2" style:family="text">
      <style:text-properties officeooo:rsid="00178919"/>
    </style:style>
    <style:style style:name="T3" style:family="text">
      <style:text-properties officeooo:rsid="00184f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ologic <text:span text:style-name="T3">C</text:span>omputing Homework 1</text:p>
      <text:p text:style-name="P1">Steven Rizo</text:p>
      <text:p text:style-name="P1"/>
      <text:p text:style-name="P1">Part 1:</text:p>
      <text:p text:style-name="P1">Understand the Problem: The problem approached for this part of the assignment is determining the volume of a lava flow that lacks a known “before” surface. This is important because most lava flows fit within this category because only more recent, historical eruptions have digital elevation models available for before and after the lava flow. Being able to determine or estimate lava flow volumes is useful to understand the magnitude of size of past events in an area for predicting the hazards of future events.</text:p>
      <text:p text:style-name="P1"/>
      <text:p text:style-name="P1">Visualize the Problem:</text:p>
      <text:p text:style-name="P1"/>
      <text:p text:style-name="P1"/>
      <text:p text:style-name="P1"/>
      <text:p text:style-name="P1"/>
      <text:p text:style-name="P1"/>
      <text:p text:style-name="P1"/>
      <text:p text:style-name="P1"/>
      <text:p text:style-name="P1">Develop Notation: The two main unknown factors for this problem are the lava flow volume <text:span text:style-name="T1">(V) </text:span>and the missing “before” surface <text:span text:style-name="T1">(Sb)</text:span>. The inputs for this problem would be the current flow surface <text:span text:style-name="T1">(Sc)</text:span>, a polygon of the flow extent from a geologic map <text:span text:style-name="T1">(G)</text:span>, and a set of points for determining the base surface <text:span text:style-name="T1">(Pb)</text:span>. An inverse distance weighting function for each location of elevation for Sb can be determined from the point data set Pb; using a weighted average of the nearest points where the closer points are given more weight than those further away.</text:p>
      <text:p text:style-name="P1"/>
      <text:p text:style-name="P2">Divide and Conquer: The main parts of the problem are determining the base surface (Sb) elevations based on the point data (Pb), and calculating the volume (V).</text:p>
      <text:p text:style-name="P2"/>
      <text:p text:style-name="P2"/>
      <text:p text:style-name="P4"/>
      <text:p text:style-name="P5">Part 2:</text:p>
      <text:p text:style-name="P2">Understand the Problem: The problem for this part of the assignment is to determine the volume of water in Crater Lake. This data is relevant to determining the volume of the missing volcano at this caldera, and to combine with other volumes associated with the caldera to determine a possible volume for the eruption.</text:p>
      <text:p text:style-name="P2"/>
      <text:p text:style-name="P2">Visualize the Problem:</text:p>
      <text:p text:style-name="P2"/>
      <text:p text:style-name="P2"/>
      <text:p text:style-name="P2"/>
      <text:p text:style-name="P2"/>
      <text:p text:style-name="P2"/>
      <text:p text:style-name="P2"/>
      <text:p text:style-name="P2"/>
      <text:p text:style-name="P2">Develop Notation: The main unknown factor for this is the volume of water (Vw). This will be determined based on the difference between bathymetric surface (Sb), the elevation of the water surface (Sw), <text:span text:style-name="T2">and the spatial resolution of the elevations (R)</text:span>.</text:p>
      <text:p text:style-name="P2"/>
      <text:p text:style-name="P2">Devise a Plan: <text:span text:style-name="T2">To ensure that the volume calculation is correct, the units for elevation of the bathymetric surface (Sb) and the elevation of the water surface (Sw) should be the same whether both are in feet or in meters. The two surfaces should also have the same resolution (R), where each elevation is for the same areal extent. The volume of the water (V) can then be determined by the difference between each surface. This may be done based on the difference between Sw and Sb multiplied by the area from the resolution of the elevation to give a volume foe each point of elevation, and these volumes will be summed to obtain the total volume for the water (V).</text:span></text:p>
      <text:p text:style-name="P2"/>
      <text:p text:style-name="P3">Specify an Algorithm: The first step to obtain the volume is to read in the bathymetric surface (Sb) and the water surface (Sw) elevation maps. The resolution of the maps (R) should then be squared to obtain the area associated with each point of elevation. The difference between Sw and Sb is then calculated for each point, and multiplied by the resolution area to obtain the volume for each point. These volumes are then summed to obtain the total volume.</text:p>
      <text:p text:style-name="P3"/>
      <text:p text:style-name="P6">Make a Flowch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1:09:55.587000000</meta:creation-date>
    <dc:date>2017-01-18T11:43:00.509000000</dc:date>
    <meta:editing-duration>PT1M12S</meta:editing-duration>
    <meta:editing-cycles>1</meta:editing-cycles>
    <meta:document-statistic meta:table-count="0" meta:image-count="0" meta:object-count="0" meta:page-count="3" meta:paragraph-count="14" meta:word-count="524" meta:character-count="3040" meta:non-whitespace-character-count="2530"/>
    <meta:generator>LibreOffice/5.2.4.2$Windows_x86 LibreOffice_project/3d5603e1122f0f102b62521720ab13a38a4e0eb0</meta:generator>
  </office:meta>
</office:document-meta>
</file>